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3.1465in"/>
    </style:style>
    <style:style style:name="TableColumn5" style:family="table-column">
      <style:table-column-properties style:column-width="3.1465in"/>
    </style:style>
    <style:style style:name="Table3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  <style:text-properties fo:font-weight="bold" style:font-weight-asian="bold" fo:color="#000000" fo:font-size="14pt" style:font-size-asian="14pt" style:text-underline-type="single" style:text-underline-style="solid" style:text-underline-width="auto" style:text-underline-mode="continuous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fo:font-weight="bold" style:font-weight-asian="bold" fo:color="#000000" fo:font-size="14pt" style:font-size-asian="14pt" style:text-underline-type="single" style:text-underline-style="solid" style:text-underline-width="auto" style:text-underline-mode="continuous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MODULE 3 :<text:s/>MODULE PROCESSING ET ACQUISITION DE DONNEES.</text:p>
      <text:p text:style-name="P2">Côté Processing :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Eléments à expliquer</text:p>
          </table:table-cell>
          <table:table-cell table:style-name="TableCell9">
            <text:p text:style-name="P10">Définition</text:p>
          </table:table-cell>
        </table:table-row>
        <table:table-row table:style-name="TableRow11">
          <table:table-cell table:style-name="TableCell12">
            <text:p text:style-name="P13">Import processing.serial</text:p>
          </table:table-cell>
          <table:table-cell table:style-name="TableCell14">
            <text:p text:style-name="P15">Va importer les informations depuis Arduino vers Processing.</text:p>
          </table:table-cell>
        </table:table-row>
      </table:table>
      <text:p text:style-name="Normal"/>
      <text:p text:style-name="Normal">Ce module va permettre de récupérer les données de la carte Arduino avec le logiciel processing qui a ensuite écrire ces données dans un fichier .csv qui correspond à un fichier exce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ul ROSPIDE</meta:initial-creator>
    <dc:creator>ROSPIDE PAUL</dc:creator>
    <meta:creation-date>2018-11-16T14:03:00Z</meta:creation-date>
    <dc:date>2018-11-16T14:36:00Z</dc:date>
    <meta:template xlink:href="Normal" xlink:type="simple"/>
    <meta:editing-cycles>2</meta:editing-cycles>
    <meta:editing-duration>PT1080S</meta:editing-duration>
    <meta:document-statistic meta:page-count="1" meta:paragraph-count="1" meta:word-count="58" meta:character-count="379" meta:row-count="2" meta:non-whitespace-character-count="322"/>
  </office:meta>
</office:document-meta>
</file>